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h text:style-name="Heading_20_1" text:outline-level="1"><text:bookmark-start text:name="hello"/>Hello<text:bookmark-end text:name="hello"/></text:h>
      <text:p text:style-name="First_20_paragraph">anyfile 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/>
    <dc:description/>
    <dc:subject/>
    <meta:keyword/>
    <meta:initial-creator/>
    <dc:creator/>
    <meta:creation-date>2026-03-02T23:52:08Z</meta:creation-date>
    <dc:date>2026-03-02T23:52:08Z</dc:date>
  </office:meta>
</office:document-meta>
</file>